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25-08-27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25-04-04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24-09-20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24-04-23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23-08-29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6208" calcext:value-type="float">
            <text:p>48.1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23-04-2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7936" calcext:value-type="float">
            <text:p>45.2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22-09-2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22-04-20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21-09-20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21-04-2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20-09-0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20-04-30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19-09-16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6064" calcext:value-type="float">
            <text:p>43.9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19-04-26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18-09-13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18-04-23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6048" calcext:value-type="float">
            <text:p>43.0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17-09-05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17-04-1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16-09-15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16-04-15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15-08-31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15-04-01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14-08-2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14-04-14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13-09-10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13-04-11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12-09-04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12-04-16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11-09-01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11-04-2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10-09-21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1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09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0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08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08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0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0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0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06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05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05-04-2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04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0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0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03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9704" calcext:value-type="float">
            <text:p>34.9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0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02-04-1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01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01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00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200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9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9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9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9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97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97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9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9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9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9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94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9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9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93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92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9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91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9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9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90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8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7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7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6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5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5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4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3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3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3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2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2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2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2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1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1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0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0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0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0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0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8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79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7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7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2</text:p>
          </table:table-cell>
          <table:table-cell office:value-type="string" calcext:value-type="string">
            <text:p>AA Cc 116</text:p>
          </table:table-cell>
          <table:table-cell office:value-type="string" calcext:value-type="string">
            <text:p>197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28" meta:object-count="0"/>
    <meta:user-defined meta:name="AppVersion">3.0</meta:user-defined>
  </office:meta>
</office:document-meta>
</file>